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de8a" officeooo:paragraph-rsid="001dde8a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de8a" officeooo:paragraph-rsid="001dde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1956" officeooo:paragraph-rsid="001f19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0725" officeooo:paragraph-rsid="002007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a249" officeooo:paragraph-rsid="0021a24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de8a" officeooo:paragraph-rsid="001dde8a" style:font-size-asian="10.5pt" style:font-size-complex="12pt"/>
    </style:style>
    <style:style style:name="T1" style:family="text">
      <style:text-properties officeooo:rsid="001f1956"/>
    </style:style>
    <style:style style:name="T2" style:family="text">
      <style:text-properties officeooo:rsid="00200725"/>
    </style:style>
    <style:style style:name="T3" style:family="text">
      <style:text-properties officeooo:rsid="0021a2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3">5 (1)</text:span></text:p>
      <text:p text:style-name="P1"/>
      <text:p text:style-name="P6">CODE:</text:p>
      <text:p text:style-name="P2"/>
      <text:p text:style-name="P5">#include&lt;iostream&gt;</text:p>
      <text:p text:style-name="P5">#include&lt;string.h&gt;</text:p>
      <text:p text:style-name="P5">using namespace std;</text:p>
      <text:p text:style-name="P5">struct node</text:p>
      <text:p text:style-name="P5">{</text:p>
      <text:p text:style-name="P5">char data;</text:p>
      <text:p text:style-name="P5">node *left;</text:p>
      <text:p text:style-name="P5">node *right;</text:p>
      <text:p text:style-name="P5">};</text:p>
      <text:p text:style-name="P5">class tree</text:p>
      <text:p text:style-name="P5">{</text:p>
      <text:p text:style-name="P5">char <text:s/>prefix[20];</text:p>
      <text:p text:style-name="P5">public: </text:p>
      <text:p text:style-name="P5">node *top;</text:p>
      <text:p text:style-name="P5">void expression(char[]);</text:p>
      <text:p text:style-name="P5">void display(node *);</text:p>
      <text:p text:style-name="P5">void non_rec_postorder(node *);</text:p>
      <text:p text:style-name="P5">void del(node *);</text:p>
      <text:p text:style-name="P5">};</text:p>
      <text:p text:style-name="P5">class stack1</text:p>
      <text:p text:style-name="P5">{</text:p>
      <text:p text:style-name="P5"><text:s/>node *data[30];</text:p>
      <text:p text:style-name="P5"><text:s/>int top;</text:p>
      <text:p text:style-name="P5"><text:s/>public:</text:p>
      <text:p text:style-name="P5"><text:s/>stack1()</text:p>
      <text:p text:style-name="P5"><text:s/>{</text:p>
      <text:p text:style-name="P5"><text:s text:c="2"/>top=-1;</text:p>
      <text:p text:style-name="P5"><text:s/>}</text:p>
      <text:p text:style-name="P5"><text:s/>int empty()</text:p>
      <text:p text:style-name="P5"><text:s/>{</text:p>
      <text:p text:style-name="P5"><text:s text:c="2"/>if(top=-1)</text:p>
      <text:p text:style-name="P5"><text:s text:c="3"/>return 1;</text:p>
      <text:p text:style-name="P5"><text:s text:c="2"/>return 0;</text:p>
      <text:p text:style-name="P5"><text:s text:c="2"/>}</text:p>
      <text:p text:style-name="P5"><text:s text:c="2"/>void push(node *p)</text:p>
      <text:p text:style-name="P5"><text:s text:c="2"/>{</text:p>
      <text:p text:style-name="P5"><text:s text:c="3"/>data[++top]=p;</text:p>
      <text:p text:style-name="P5"><text:s text:c="3"/>}</text:p>
      <text:p text:style-name="P5"><text:s text:c="3"/>node *pop()</text:p>
      <text:p text:style-name="P5"><text:s text:c="3"/>{</text:p>
      <text:p text:style-name="P5"><text:s text:c="3"/>return(data[top--]);</text:p>
      <text:p text:style-name="P5"><text:s text:c="3"/>}</text:p>
      <text:p text:style-name="P5"><text:s text:c="2"/>};</text:p>
      <text:p text:style-name="P5"><text:s text:c="2"/></text:p>
      <text:p text:style-name="P5">void tree::expression(char prefix[])</text:p>
      <text:p text:style-name="P5">{</text:p>
      <text:p text:style-name="P5">char c;</text:p>
      <text:p text:style-name="P5"><text:soft-page-break/>stack1 s;</text:p>
      <text:p text:style-name="P5">node *t1,*t2;</text:p>
      <text:p text:style-name="P5">int len,i;</text:p>
      <text:p text:style-name="P5">len=strlen(prefix);</text:p>
      <text:p text:style-name="P5">for(i=len-1;i&gt;=0;i--)</text:p>
      <text:p text:style-name="P5">{</text:p>
      <text:p text:style-name="P5"><text:s/>top=new node;</text:p>
      <text:p text:style-name="P5"><text:s/>top-&gt;left=NULL;</text:p>
      <text:p text:style-name="P5"><text:s/>top-&gt;right=NULL;</text:p>
      <text:p text:style-name="P5"><text:s/>if(isalpha(prefix[i]))</text:p>
      <text:p text:style-name="P5"><text:s/>{</text:p>
      <text:p text:style-name="P5"><text:s/>top-&gt;data=prefix[i];</text:p>
      <text:p text:style-name="P5"><text:s/>s.push(top);</text:p>
      <text:p text:style-name="P5"><text:s/>}</text:p>
      <text:p text:style-name="P5"><text:s/>else </text:p>
      <text:p text:style-name="P5"><text:s/>if(prefix[i]=='+'||prefix[i]=='*'||prefix[i]=='-'||prefix[i]=='/')</text:p>
      <text:p text:style-name="P5"><text:s/>{</text:p>
      <text:p text:style-name="P5"><text:s/>t2=s.pop();</text:p>
      <text:p text:style-name="P5"><text:s/>t1=s.pop();</text:p>
      <text:p text:style-name="P5"><text:s/>top-&gt;data=prefix[i];</text:p>
      <text:p text:style-name="P5"><text:s/>top-&gt;left=t2;</text:p>
      <text:p text:style-name="P5"><text:s/>top-&gt;right=t1;</text:p>
      <text:p text:style-name="P5"><text:s/>s.push(top);</text:p>
      <text:p text:style-name="P5"><text:s/>}</text:p>
      <text:p text:style-name="P5"><text:s/>}</text:p>
      <text:p text:style-name="P5">top=s.pop();</text:p>
      <text:p text:style-name="P5">}</text:p>
      <text:p text:style-name="P5"/>
      <text:p text:style-name="P5">void tree::display(node *root)</text:p>
      <text:p text:style-name="P5">{</text:p>
      <text:p text:style-name="P5"><text:s/>if(root!=NULL)</text:p>
      <text:p text:style-name="P5"><text:s/>{</text:p>
      <text:p text:style-name="P5"><text:s/>cout&lt;&lt;root-&gt;data;</text:p>
      <text:p text:style-name="P5"><text:s/>display(root-&gt;left);</text:p>
      <text:p text:style-name="P5"><text:s/>display(root-&gt;right);</text:p>
      <text:p text:style-name="P5"><text:s/>}</text:p>
      <text:p text:style-name="P5">}</text:p>
      <text:p text:style-name="P5">void tree::non_rec_postorder(node *top)</text:p>
      <text:p text:style-name="P5">{</text:p>
      <text:p text:style-name="P5">stack1 s1,s2;</text:p>
      <text:p text:style-name="P5">node *T=top;</text:p>
      <text:p text:style-name="P5">cout&lt;&lt;"\n";</text:p>
      <text:p text:style-name="P5">s1.push(T);</text:p>
      <text:p text:style-name="P5">while(!s1.empty())</text:p>
      <text:p text:style-name="P5">{</text:p>
      <text:p text:style-name="P5">T=s1.pop();</text:p>
      <text:p text:style-name="P5">s2.push(T);</text:p>
      <text:p text:style-name="P5">if(T-&gt;left!=NULL)</text:p>
      <text:p text:style-name="P5">s1.push(T-&gt;left);</text:p>
      <text:p text:style-name="P5">if(T-&gt;right!=NULL)</text:p>
      <text:p text:style-name="P5">s1.push(T-&gt;right);</text:p>
      <text:p text:style-name="P5">}</text:p>
      <text:p text:style-name="P5"><text:soft-page-break/>while(!s2.empty())</text:p>
      <text:p text:style-name="P5">{</text:p>
      <text:p text:style-name="P5">top=s2.pop();</text:p>
      <text:p text:style-name="P5">cout&lt;&lt;top-&gt;data;</text:p>
      <text:p text:style-name="P5">}</text:p>
      <text:p text:style-name="P5">}</text:p>
      <text:p text:style-name="P5">void tree::del(node *node)</text:p>
      <text:p text:style-name="P5">{</text:p>
      <text:p text:style-name="P5">if(node==NULL)</text:p>
      <text:p text:style-name="P5">return;</text:p>
      <text:p text:style-name="P5">del(node-&gt;left);</text:p>
      <text:p text:style-name="P5">del(node-&gt;right);</text:p>
      <text:p text:style-name="P5">cout&lt;&lt;"Deleting node:"&lt;&lt;node-&gt;data;</text:p>
      <text:p text:style-name="P5">free(node);</text:p>
      <text:p text:style-name="P5">}</text:p>
      <text:p text:style-name="P5">int main()</text:p>
      <text:p text:style-name="P5">{</text:p>
      <text:p text:style-name="P5">char expr[20];</text:p>
      <text:p text:style-name="P5">tree t;</text:p>
      <text:p text:style-name="P5">cout&lt;&lt;"Enter prefix expression:";</text:p>
      <text:p text:style-name="P5">cin&gt;&gt;expr;</text:p>
      <text:p text:style-name="P5">cout&lt;&lt;expr;</text:p>
      <text:p text:style-name="P5">t.expression(expr);</text:p>
      <text:p text:style-name="P5">t.non_rec_postorder(t.top);</text:p>
      <text:p text:style-name="P5">}</text:p>
      <text:p text:style-name="P5"/>
      <text:p text:style-name="P2"/>
      <text:p text:style-name="P6">OUTPUT:</text:p>
      <text:p text:style-name="P2"><text:s text:c="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3:55:48.923639158</meta:creation-date>
    <dc:date>2025-02-20T14:01:04.619651887</dc:date>
    <meta:editing-duration>PT5M1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127" meta:word-count="175" meta:character-count="1573" meta:non-whitespace-character-count="1392"/>
  </office:meta>
</office:document-meta>
</file>